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581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1.74cm" svg:height="1.41cm" svg:x="6.661cm" svg:y="5.46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.739cm" svg:height="1.41cm" svg:x="9.097cm" svg:y="5.4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74cm" svg:height="1.41cm" svg:x="11.531cm" svg:y="5.46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.74cm" svg:height="1.411cm" svg:x="6.661cm" svg:y="7.51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739cm" svg:height="1.411cm" svg:x="9.097cm" svg:y="7.51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1.74cm" svg:height="1.411cm" svg:x="11.531cm" svg:y="7.519cm">
          <text:p text:style-name="P1">8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401cm" svg:y1="6.173cm" svg:x2="9.097cm" svg:y2="6.173cm" draw:start-shape="id1" draw:start-glue-point="1" draw:end-shape="id2" draw:end-glue-point="3" svg:d="m8401 6173h696">
          <text:p/>
        </draw:connector>
        <draw:connector draw:style-name="gr2" draw:text-style-name="P1" draw:layer="layout" svg:x1="10.836cm" svg:y1="6.173cm" svg:x2="11.531cm" svg:y2="6.173cm" draw:start-shape="id2" draw:start-glue-point="1" draw:end-shape="id3" draw:end-glue-point="3" svg:d="m10836 6173h695">
          <text:p/>
        </draw:connector>
        <draw:connector draw:style-name="gr2" draw:text-style-name="P1" draw:layer="layout" svg:x1="7.531cm" svg:y1="7.519cm" svg:x2="7.531cm" svg:y2="6.878cm" draw:start-shape="id4" draw:start-glue-point="0" draw:end-shape="id1" draw:end-glue-point="2" svg:d="m7531 7519v-641">
          <text:p/>
        </draw:connector>
        <draw:connector draw:style-name="gr2" draw:text-style-name="P1" draw:layer="layout" svg:x1="9.966cm" svg:y1="7.519cm" svg:x2="9.966cm" svg:y2="6.878cm" draw:start-shape="id5" draw:start-glue-point="0" draw:end-shape="id2" draw:end-glue-point="2" svg:d="m9966 7519v-641">
          <text:p/>
        </draw:connector>
        <draw:connector draw:style-name="gr2" draw:text-style-name="P1" draw:layer="layout" svg:x1="12.401cm" svg:y1="7.519cm" svg:x2="12.401cm" svg:y2="6.878cm" draw:start-shape="id6" draw:start-glue-point="0" draw:end-shape="id3" draw:end-glue-point="2" svg:d="m12401 7519v-641">
          <text:p/>
        </draw:connector>
        <draw:connector draw:style-name="gr2" draw:text-style-name="P1" draw:layer="layout" svg:x1="11.531cm" svg:y1="8.224cm" svg:x2="10.836cm" svg:y2="8.224cm" draw:start-shape="id6" draw:start-glue-point="3" draw:end-shape="id5" draw:end-glue-point="1" svg:d="m11531 8224h-695">
          <text:p/>
        </draw:connector>
        <draw:connector draw:style-name="gr2" draw:text-style-name="P1" draw:layer="layout" svg:x1="9.097cm" svg:y1="8.224cm" svg:x2="8.401cm" svg:y2="8.224cm" draw:start-shape="id5" draw:start-glue-point="3" draw:end-shape="id4" draw:end-glue-point="1" svg:d="m9097 8224h-696">
          <text:p/>
        </draw:connector>
        <draw:custom-shape draw:style-name="gr3" draw:text-style-name="P1" draw:id="id10" draw:layer="layout" svg:width="1.435cm" svg:height="1.025cm" svg:x="5.4cm" svg:y="12.0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2" draw:layer="layout" svg:width="1.304cm" svg:height="1.916cm" svg:x="5.4cm" svg:y="13.119cm">
          <draw:text-box>
            <text:p text:style-name="P1"><text:span text:style-name="T1">A</text:span></text:p>
            <text:p text:style-name="P1"><text:span text:style-name="T1">C</text:span></text:p>
            <text:p text:style-name="P1"><text:span text:style-name="T1">MZ</text:span></text:p>
          </draw:text-box>
        </draw:frame>
        <draw:custom-shape draw:style-name="gr3" draw:text-style-name="P1" draw:id="id11" draw:layer="layout" svg:width="1.436cm" svg:height="1.026cm" svg:x="13.271cm" svg:y="3.33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2" draw:layer="layout" svg:width="1.304cm" svg:height="1.361cm" svg:x="13.446cm" svg:y="2.039cm">
          <draw:text-box>
            <text:p text:style-name="P1"><text:span text:style-name="T1">B</text:span></text:p>
            <text:p text:style-name="P1"><text:span text:style-name="T1">MX</text:span></text:p>
          </draw:text-box>
        </draw:frame>
        <draw:custom-shape draw:style-name="gr1" draw:text-style-name="P1" draw:id="id7" draw:layer="layout" svg:width="1.74cm" svg:height="1.41cm" svg:x="6.661cm" svg:y="9.57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.739cm" svg:height="1.41cm" svg:x="9.097cm" svg:y="9.57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1.74cm" svg:height="1.41cm" svg:x="11.531cm" svg:y="9.572cm">
          <text:p text:style-name="P1">9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31cm" svg:y1="9.572cm" svg:x2="7.531cm" svg:y2="8.93cm" draw:start-shape="id7" draw:start-glue-point="0" svg:d="m7531 9572v-642">
          <text:p/>
        </draw:connector>
        <draw:connector draw:style-name="gr2" draw:text-style-name="P1" draw:layer="layout" svg:x1="9.966cm" svg:y1="9.572cm" svg:x2="9.966cm" svg:y2="8.93cm" draw:start-shape="id8" draw:start-glue-point="0" svg:d="m9966 9572v-642">
          <text:p/>
        </draw:connector>
        <draw:connector draw:style-name="gr2" draw:text-style-name="P1" draw:layer="layout" svg:x1="12.401cm" svg:y1="9.572cm" svg:x2="12.402cm" svg:y2="8.93cm" draw:start-shape="id9" draw:start-glue-point="0" svg:d="m12401 9572v-571h1v-71">
          <text:p/>
        </draw:connector>
        <draw:connector draw:style-name="gr2" draw:text-style-name="P1" draw:layer="layout" svg:x1="11.531cm" svg:y1="10.277cm" svg:x2="10.836cm" svg:y2="10.277cm" draw:start-shape="id9" draw:start-glue-point="3" draw:end-shape="id8" draw:end-glue-point="1" svg:d="m11531 10277h-695">
          <text:p/>
        </draw:connector>
        <draw:connector draw:style-name="gr2" draw:text-style-name="P1" draw:layer="layout" svg:x1="9.097cm" svg:y1="10.277cm" svg:x2="8.401cm" svg:y2="10.277cm" draw:start-shape="id8" draw:start-glue-point="3" draw:end-shape="id7" draw:end-glue-point="1" svg:d="m9097 10277h-696">
          <text:p/>
        </draw:connector>
        <draw:connector draw:style-name="gr2" draw:text-style-name="P1" draw:layer="layout" draw:type="curve" svg:x1="6.117cm" svg:y1="12.008cm" svg:x2="7.531cm" svg:y2="10.982cm" draw:start-shape="id10" draw:start-glue-point="5" draw:end-shape="id7" draw:end-glue-point="2" svg:d="m6117 12008c0-769 1414-257 1414-1026">
          <text:p/>
        </draw:connector>
        <draw:connector draw:style-name="gr2" draw:text-style-name="P1" draw:layer="layout" draw:type="curve" svg:x1="12.401cm" svg:y1="5.468cm" svg:x2="13.989cm" svg:y2="4.357cm" draw:start-shape="id3" draw:start-glue-point="0" draw:end-shape="id11" draw:end-glue-point="7" svg:d="m12401 5468c0-832 1588-277 1588-11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ustovit Michael</meta:initial-creator>
    <meta:creation-date>2010-03-31T22:48:51</meta:creation-date>
    <dc:date>2010-04-16T01:47:11</dc:date>
    <dc:creator>Pustovit Michael</dc:creator>
    <meta:editing-duration>PT00H08M25S</meta:editing-duration>
    <meta:editing-cycles>2</meta:editing-cycles>
    <meta:generator>OpenOffice.org/3.2$Linux OpenOffice.org_project/320m12$Build-9483</meta:generator>
    <meta:document-statistic meta:object-count="27"/>
  </office:meta>
</office:document-meta>
</file>